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9aa2" officeooo:paragraph-rsid="001b9aa2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9" style:family="paragraph" style:parent-style-name="Standard">
      <style:paragraph-properties fo:text-align="start" style:justify-single-word="false" fo:break-before="page"/>
      <style:text-properties fo:font-size="16pt" officeooo:rsid="001b9aa2" officeooo:paragraph-rsid="001b9aa2" style:font-size-asian="14pt" style:font-size-complex="16pt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b9aa2" officeooo:paragraph-rsid="001b9aa2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cd442" officeooo:paragraph-rsid="001cd442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officeooo:paragraph-rsid="001b9aa2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1a62d5"/>
    </style:style>
    <style:style style:name="T4" style:family="text">
      <style:text-properties fo:font-size="16pt" officeooo:rsid="001b9aa2" style:font-size-asian="14pt" style:font-size-complex="16pt"/>
    </style:style>
    <style:style style:name="T5" style:family="text">
      <style:text-properties fo:font-size="16pt" officeooo:rsid="001e071c" style:font-size-asian="14pt" style:font-size-complex="16pt"/>
    </style:style>
    <style:style style:name="T6" style:family="text">
      <style:text-properties officeooo:rsid="001e07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УНИВЕРСИТЕТ ИТМО</text:p>
      <text:p text:style-name="P5">КАФЕДРА ВЫЧИСЛИТЕЛЬНОЙ ТЕХНИКИ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Отчёт по лабораторной работе №<text:span text:style-name="T3">5</text:span></text:p>
      <text:p text:style-name="P8">Вариант <text:span text:style-name="T3">311</text:span></text:p>
      <text:p text:style-name="P7"/>
      <text:p text:style-name="P7"/>
      <text:p text:style-name="P7"/>
      <text:p text:style-name="P7"/>
      <text:p text:style-name="P3">Выполнил Ощепков А<text:span text:style-name="T2">ртём</text:span>,</text:p>
      <text:p text:style-name="P3">группа p3102</text:p>
      <text:p text:style-name="P2">Преподаватель <text:span text:style-name="T2">Письмак А. Е</text:span>.</text:p>
      <text:p text:style-name="P2"/>
      <text:p text:style-name="P2"/>
      <text:p text:style-name="P2"/>
      <text:p text:style-name="P9">Выводы:</text:p>
      <text:p text:style-name="P13"><text:span text:style-name="T5">1) </text:span><text:span text:style-name="T4">Я вдоволь помучился с путями в файловой системе. Запускаешь кнопочкой айдишки — всё работает; делаешь то же самое из терминала — ловишь кучу исключений. Меняешь пути — взлетело. Из терминала. А из айдишки — уже нет))</text:span></text:p>
      <text:p text:style-name="P4">А ещё довольно непросто понять, как должна вести себя программа в исключительных ситуациях типа некорректного xml-файла: то ли ей кинуть сообщение и закрыться, то ли <text:s/>как-то неполноценно, с параметрами по-умолчанию, но всё же, не упасть?</text:p>
      <text:p text:style-name="P4"/>
      <text:p text:style-name="P12"><text:span text:style-name="T6">2) </text:span>Ууф, библиотека Jackson — та ещё штучка.</text:p>
      <text:p text:style-name="P12">Имеется класс Toy, в нём поле bool isCleaning и поле double weight</text:p>
      <text:p text:style-name="P12">При парсинге из строки в класс данного объекта происходит следующее:</text:p>
      <text:p text:style-name="P12">Без сеттера для isCleaning ловлю кучу исключений. Добавляю сеттер — всё работает. Существует ли сеттер для weight — Джэксону плевать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00:47:30.877678337</dc:date>
    <dc:creator>Артём P3102 Ощепков</dc:creator>
    <meta:generator>LibreOffice/4.2.8.2$Linux_X86_64 LibreOffice_project/420m0$Build-2</meta:generator>
    <meta:editing-duration>PT5M51S</meta:editing-duration>
    <meta:editing-cycles>5</meta:editing-cycles>
    <meta:document-statistic meta:table-count="0" meta:image-count="0" meta:object-count="0" meta:page-count="2" meta:paragraph-count="15" meta:word-count="139" meta:character-count="943" meta:non-whitespace-character-count="811"/>
  </office:meta>
</office:document-meta>
</file>